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684" calcext:value-type="float">
            <text:p>81.3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6048" calcext:value-type="float">
            <text:p>81.1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812" calcext:value-type="float">
            <text:p>80.2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4208" calcext:value-type="float">
            <text:p>74.0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9728" calcext:value-type="float">
            <text:p>68.6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9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0352" calcext:value-type="float">
            <text:p>65.3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7472" calcext:value-type="float">
            <text:p>65.1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9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9192" calcext:value-type="float">
            <text:p>63.6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7" calcext:value-type="float">
            <text:p>63.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1488" calcext:value-type="float">
            <text:p>63.7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2736" calcext:value-type="float">
            <text:p>64.5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7976" calcext:value-type="float">
            <text:p>64.5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8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8232" calcext:value-type="float">
            <text:p>63.5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6792" calcext:value-type="float">
            <text:p>63.4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7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9176" calcext:value-type="float">
            <text:p>62.7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6216" calcext:value-type="float">
            <text:p>61.9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7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6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6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6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6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6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6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5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5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5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5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5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5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5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5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5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4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4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801</text:p>
          </table:table-cell>
          <table:table-cell office:value-type="string" calcext:value-type="string">
            <text:p>Petersburg Quad (south)</text:p>
          </table:table-cell>
          <table:table-cell office:value-type="string" calcext:value-type="string">
            <text:p>194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8" meta:object-count="0"/>
    <meta:user-defined meta:name="AppVersion">3.0</meta:user-defined>
  </office:meta>
</office:document-meta>
</file>